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mport React, { useState, useEffect, useCallback } from "react";</text:p>
      <text:p text:style-name="Preformatted_20_Text">import axios from "axios";</text:p>
      <text:p text:style-name="Preformatted_20_Text"/>
      <text:p text:style-name="Preformatted_20_Text">const Peacecraft = () =&gt; {</text:p>
      <text:p text:style-name="Preformatted_20_Text"><text:s text:c="2"/>const [sessionId, setSessionId] = useState("");</text:p>
      <text:p text:style-name="Preformatted_20_Text"><text:s text:c="2"/>const [playerResponse, setPlayerResponse] = useState("");</text:p>
      <text:p text:style-name="Preformatted_20_Text"><text:s text:c="2"/>const [messages, setMessages] = useState([]);</text:p>
      <text:p text:style-name="Preformatted_20_Text"><text:s text:c="2"/>const [scenario, setScenario] = useState("");</text:p>
      <text:p text:style-name="Preformatted_20_Text"><text:s text:c="2"/>const [trustLevel, setTrustLevel] = useState(null);</text:p>
      <text:p text:style-name="Preformatted_20_Text"><text:s text:c="2"/>const [loading, setLoading] = useState(false);</text:p>
      <text:p text:style-name="Preformatted_20_Text"><text:s text:c="2"/>const [error, setError] = useState(null);</text:p>
      <text:p text:style-name="Preformatted_20_Text"><text:s text:c="2"/>const [sessionExists, setSessionExists] = useState(false);</text:p>
      <text:p text:style-name="Preformatted_20_Text"/>
      <text:p text:style-name="Preformatted_20_Text"><text:s text:c="2"/>// Function to check if session already exists</text:p>
      <text:p text:style-name="Preformatted_20_Text"><text:s text:c="2"/>const checkSessionExists = async (id) =&gt; {</text:p>
      <text:p text:style-name="Preformatted_20_Text"><text:s text:c="4"/>try {</text:p>
      <text:p text:style-name="Preformatted_20_Text"><text:s text:c="6"/>await axios.get(`http://localhost:8000/game/state?session_id=${id}`);</text:p>
      <text:p text:style-name="Preformatted_20_Text"><text:s text:c="6"/>setSessionExists(true);</text:p>
      <text:p text:style-name="Preformatted_20_Text"><text:s text:c="4"/>} catch {</text:p>
      <text:p text:style-name="Preformatted_20_Text"><text:s text:c="6"/>setSessionExists(false);</text:p>
      <text:p text:style-name="Preformatted_20_Text"><text:s text:c="4"/>}</text:p>
      <text:p text:style-name="Preformatted_20_Text"><text:s text:c="2"/>};</text:p>
      <text:p text:style-name="Preformatted_20_Text"/>
      <text:p text:style-name="Preformatted_20_Text"><text:s text:c="2"/>// Function to create a new game session</text:p>
      <text:p text:style-name="Preformatted_20_Text"><text:s text:c="2"/>const createNewGame = async (id) =&gt; {</text:p>
      <text:p text:style-name="Preformatted_20_Text"><text:s text:c="4"/>try {</text:p>
      <text:p text:style-name="Preformatted_20_Text"><text:s text:c="6"/>const response = await axios.post(`http://localhost:8000/game/start?session_id=${id}`);</text:p>
      <text:p text:style-name="Preformatted_20_Text"><text:s text:c="6"/>setScenario(response.data.scenario);</text:p>
      <text:p text:style-name="Preformatted_20_Text"><text:s text:c="6"/>setMessages([{ role: "npc", text: response.data.scenario }]);</text:p>
      <text:p text:style-name="Preformatted_20_Text"><text:s text:c="6"/>setTrustLevel(50); // Default trust level at start</text:p>
      <text:p text:style-name="Preformatted_20_Text"><text:s text:c="6"/>setSessionExists(false);</text:p>
      <text:p text:style-name="Preformatted_20_Text"><text:s text:c="4"/>} catch (err) {</text:p>
      <text:p text:style-name="Preformatted_20_Text"><text:s text:c="6"/>if (err.response?.status === 400) {</text:p>
      <text:p text:style-name="Preformatted_20_Text"><text:s text:c="8"/>setError("Session already exists. Would you like to restore it?");</text:p>
      <text:p text:style-name="Preformatted_20_Text"><text:s text:c="8"/>setSessionExists(true);</text:p>
      <text:p text:style-name="Preformatted_20_Text"><text:s text:c="6"/>} else {</text:p>
      <text:p text:style-name="Preformatted_20_Text"><text:s text:c="8"/>setError(err.response?.data?.detail || "Error creating game session");</text:p>
      <text:p text:style-name="Preformatted_20_Text"><text:s text:c="6"/>}</text:p>
      <text:p text:style-name="Preformatted_20_Text"><text:s text:c="4"/>}</text:p>
      <text:p text:style-name="Preformatted_20_Text"><text:s text:c="2"/>};</text:p>
      <text:p text:style-name="Preformatted_20_Text"/>
      <text:p text:style-name="Preformatted_20_Text"><text:s text:c="2"/>// Function to restore an existing game session</text:p>
      <text:p text:style-name="Preformatted_20_Text"><text:s text:c="2"/>const restoreGame = async (id) =&gt; {</text:p>
      <text:p text:style-name="Preformatted_20_Text"><text:s text:c="4"/>try {</text:p>
      <text:p text:style-name="Preformatted_20_Text"><text:s text:c="6"/>const response = await axios.get(`http://localhost:8000/game/state?session_id=${id}`);</text:p>
      <text:p text:style-name="Preformatted_20_Text"><text:s text:c="6"/>setScenario(response.data.conflict_scenario);</text:p>
      <text:p text:style-name="Preformatted_20_Text"><text:s text:c="6"/>setTrustLevel(response.data.trust_level);</text:p>
      <text:p text:style-name="Preformatted_20_Text"><text:s text:c="6"/>setMessages([{ role: "npc", text: response.data.conflict_scenario }]);</text:p>
      <text:p text:style-name="Preformatted_20_Text"><text:s text:c="4"/>} catch (err) {</text:p>
      <text:p text:style-name="Preformatted_20_Text"><text:s text:c="6"/>setError(err.response?.data?.detail || "No existing game session found");</text:p>
      <text:p text:style-name="Preformatted_20_Text"><text:s text:c="4"/>}</text:p>
      <text:p text:style-name="Preformatted_20_Text"><text:s text:c="2"/>};</text:p>
      <text:p text:style-name="Preformatted_20_Text"/>
      <text:p text:style-name="Preformatted_20_Text"><text:s text:c="2"/>const startGame = useCallback(() =&gt; {</text:p>
      <text:p text:style-name="Preformatted_20_Text"><text:s text:c="4"/>if (!sessionId.trim()) {</text:p>
      <text:p text:style-name="Preformatted_20_Text"><text:s text:c="6"/>setError("Please enter a session ID");</text:p>
      <text:p text:style-name="Preformatted_20_Text"><text:s text:c="6"/>return;</text:p>
      <text:p text:style-name="Preformatted_20_Text"><text:s text:c="4"/>}</text:p>
      <text:p text:style-name="Preformatted_20_Text"><text:s text:c="4"/>setError(null);</text:p>
      <text:p text:style-name="Preformatted_20_Text"><text:s text:c="4"/>checkSessionExists(sessionId);</text:p>
      <text:p text:style-name="Preformatted_20_Text"><text:s text:c="4"/>if (!sessionExists) {</text:p>
      <text:p text:style-name="Preformatted_20_Text"><text:s text:c="6"/>createNewGame(sessionId);</text:p>
      <text:p text:style-name="Preformatted_20_Text"><text:soft-page-break/><text:s text:c="4"/>}</text:p>
      <text:p text:style-name="Preformatted_20_Text"><text:s text:c="2"/>}, [sessionId, sessionExists]);</text:p>
      <text:p text:style-name="Preformatted_20_Text"/>
      <text:p text:style-name="Preformatted_20_Text"><text:s text:c="2"/>const resumeGame = useCallback(() =&gt; {</text:p>
      <text:p text:style-name="Preformatted_20_Text"><text:s text:c="4"/>if (!sessionId.trim()) {</text:p>
      <text:p text:style-name="Preformatted_20_Text"><text:s text:c="6"/>setError("Please enter a session ID");</text:p>
      <text:p text:style-name="Preformatted_20_Text"><text:s text:c="6"/>return;</text:p>
      <text:p text:style-name="Preformatted_20_Text"><text:s text:c="4"/>}</text:p>
      <text:p text:style-name="Preformatted_20_Text"><text:s text:c="4"/>setError(null);</text:p>
      <text:p text:style-name="Preformatted_20_Text"><text:s text:c="4"/>restoreGame(sessionId);</text:p>
      <text:p text:style-name="Preformatted_20_Text"><text:s text:c="2"/>}, [sessionId]);</text:p>
      <text:p text:style-name="Preformatted_20_Text"/>
      <text:p text:style-name="Preformatted_20_Text"><text:s text:c="2"/>// Function to send player response and receive NPC reply</text:p>
      <text:p text:style-name="Preformatted_20_Text"><text:s text:c="2"/>const sendResponse = async () =&gt; {</text:p>
      <text:p text:style-name="Preformatted_20_Text"><text:s text:c="4"/>if (!playerResponse.trim()) {</text:p>
      <text:p text:style-name="Preformatted_20_Text"><text:s text:c="6"/>setError("Please enter a response");</text:p>
      <text:p text:style-name="Preformatted_20_Text"><text:s text:c="6"/>return;</text:p>
      <text:p text:style-name="Preformatted_20_Text"><text:s text:c="4"/>}</text:p>
      <text:p text:style-name="Preformatted_20_Text"><text:s text:c="4"/>setLoading(true);</text:p>
      <text:p text:style-name="Preformatted_20_Text"><text:s text:c="4"/>setError(null);</text:p>
      <text:p text:style-name="Preformatted_20_Text"><text:s text:c="4"/>try {</text:p>
      <text:p text:style-name="Preformatted_20_Text"><text:s text:c="6"/>const response = await axios.post("http://localhost:8000/game/respond", {</text:p>
      <text:p text:style-name="Preformatted_20_Text"><text:s text:c="8"/>session_id: sessionId,</text:p>
      <text:p text:style-name="Preformatted_20_Text"><text:s text:c="8"/>player_response: playerResponse,</text:p>
      <text:p text:style-name="Preformatted_20_Text"><text:s text:c="6"/>}, {</text:p>
      <text:p text:style-name="Preformatted_20_Text"><text:s text:c="8"/>headers: { "Content-Type": "application/json" }</text:p>
      <text:p text:style-name="Preformatted_20_Text"><text:s text:c="6"/>});</text:p>
      <text:p text:style-name="Preformatted_20_Text"><text:s text:c="6"/></text:p>
      <text:p text:style-name="Preformatted_20_Text"><text:s text:c="6"/>setMessages((prevMessages) =&gt; [</text:p>
      <text:p text:style-name="Preformatted_20_Text"><text:s text:c="8"/>...prevMessages,</text:p>
      <text:p text:style-name="Preformatted_20_Text"><text:s text:c="8"/>{ role: "player", text: playerResponse },</text:p>
      <text:p text:style-name="Preformatted_20_Text"><text:s text:c="8"/>{ role: "npc", text: response.data.npc_response },</text:p>
      <text:p text:style-name="Preformatted_20_Text"><text:s text:c="6"/>]);</text:p>
      <text:p text:style-name="Preformatted_20_Text"><text:s text:c="6"/>setTrustLevel(response.data.trust_level);</text:p>
      <text:p text:style-name="Preformatted_20_Text"><text:s text:c="6"/>setPlayerResponse("");</text:p>
      <text:p text:style-name="Preformatted_20_Text"><text:s text:c="4"/>} catch (err) {</text:p>
      <text:p text:style-name="Preformatted_20_Text"><text:s text:c="6"/>setError(err.response?.data?.detail || "Error sending response");</text:p>
      <text:p text:style-name="Preformatted_20_Text"><text:s text:c="4"/>} finally {</text:p>
      <text:p text:style-name="Preformatted_20_Text"><text:s text:c="6"/>setLoading(false);</text:p>
      <text:p text:style-name="Preformatted_20_Text"><text:s text:c="4"/>}</text:p>
      <text:p text:style-name="Preformatted_20_Text"><text:s text:c="2"/>};</text:p>
      <text:p text:style-name="Preformatted_20_Text"/>
      <text:p text:style-name="Preformatted_20_Text"><text:s text:c="2"/>return (</text:p>
      <text:p text:style-name="Preformatted_20_Text"><text:s text:c="4"/>&lt;div style={{ maxWidth: "600px", margin: "auto", padding: "20px", textAlign: "center" }}&gt;</text:p>
      <text:p text:style-name="Preformatted_20_Text"><text:s text:c="6"/>&lt;h1&gt;Peacecraft&lt;/h1&gt;</text:p>
      <text:p text:style-name="Preformatted_20_Text"><text:s text:c="6"/>{error &amp;&amp; &lt;p style={{ color: "red" }}&gt;{error}&lt;/p&gt;}</text:p>
      <text:p text:style-name="Preformatted_20_Text"><text:s text:c="6"/></text:p>
      <text:p text:style-name="Preformatted_20_Text"><text:s text:c="6"/>&lt;input</text:p>
      <text:p text:style-name="Preformatted_20_Text"><text:s text:c="8"/>type="text"</text:p>
      <text:p text:style-name="Preformatted_20_Text"><text:s text:c="8"/>placeholder="Enter Session ID"</text:p>
      <text:p text:style-name="Preformatted_20_Text"><text:s text:c="8"/>value={sessionId}</text:p>
      <text:p text:style-name="Preformatted_20_Text"><text:s text:c="8"/>onChange={(e) =&gt; setSessionId(e.target.value)}</text:p>
      <text:p text:style-name="Preformatted_20_Text"><text:s text:c="6"/>/&gt;</text:p>
      <text:p text:style-name="Preformatted_20_Text"><text:s text:c="6"/>&lt;button onClick={startGame}&gt;New Game&lt;/button&gt;</text:p>
      <text:p text:style-name="Preformatted_20_Text"><text:s text:c="6"/>{sessionExists &amp;&amp; &lt;button onClick={resumeGame}&gt;Restore Game&lt;/button&gt;}</text:p>
      <text:p text:style-name="Preformatted_20_Text"><text:s text:c="6"/></text:p>
      <text:p text:style-name="Preformatted_20_Text"><text:s text:c="6"/>{scenario &amp;&amp; (</text:p>
      <text:p text:style-name="Preformatted_20_Text"><text:s text:c="8"/>&lt;div&gt;</text:p>
      <text:p text:style-name="Preformatted_20_Text"><text:s text:c="10"/>&lt;h3&gt;Conflict Scenario&lt;/h3&gt;</text:p>
      <text:p text:style-name="Preformatted_20_Text"><text:s text:c="10"/>&lt;p&gt;{scenario}&lt;/p&gt;</text:p>
      <text:p text:style-name="Preformatted_20_Text"><text:s text:c="8"/>&lt;/div&gt;</text:p>
      <text:p text:style-name="Preformatted_20_Text"><text:s text:c="6"/>)}</text:p>
      <text:p text:style-name="Preformatted_20_Text"><text:s text:c="6"/></text:p>
      <text:p text:style-name="Preformatted_20_Text"><text:soft-page-break/><text:s text:c="6"/>&lt;div style={{ textAlign: "left", marginTop: "20px" }}&gt;</text:p>
      <text:p text:style-name="Preformatted_20_Text"><text:s text:c="8"/>{messages.map((msg, index) =&gt; (</text:p>
      <text:p text:style-name="Preformatted_20_Text"><text:s text:c="10"/>&lt;p key={index} style={{ color: msg.role === "player" ? "blue" : "black" }}&gt;</text:p>
      <text:p text:style-name="Preformatted_20_Text"><text:s text:c="12"/>&lt;strong&gt;{msg.role === "player" ? "You:" : "NPC:"}&lt;/strong&gt; {msg.text}</text:p>
      <text:p text:style-name="Preformatted_20_Text"><text:s text:c="10"/>&lt;/p&gt;</text:p>
      <text:p text:style-name="Preformatted_20_Text"><text:s text:c="8"/>))}</text:p>
      <text:p text:style-name="Preformatted_20_Text"><text:s text:c="6"/>&lt;/div&gt;</text:p>
      <text:p text:style-name="Preformatted_20_Text"><text:s text:c="6"/></text:p>
      <text:p text:style-name="Preformatted_20_Text"><text:s text:c="6"/>{trustLevel !== null &amp;&amp; &lt;p&gt;Trust Level: {trustLevel}&lt;/p&gt;}</text:p>
      <text:p text:style-name="Preformatted_20_Text"><text:s text:c="6"/></text:p>
      <text:p text:style-name="Preformatted_20_Text"><text:s text:c="6"/>&lt;input</text:p>
      <text:p text:style-name="Preformatted_20_Text"><text:s text:c="8"/>type="text"</text:p>
      <text:p text:style-name="Preformatted_20_Text"><text:s text:c="8"/>placeholder="Enter your response"</text:p>
      <text:p text:style-name="Preformatted_20_Text"><text:s text:c="8"/>value={playerResponse}</text:p>
      <text:p text:style-name="Preformatted_20_Text"><text:s text:c="8"/>onChange={(e) =&gt; setPlayerResponse(e.target.value)}</text:p>
      <text:p text:style-name="Preformatted_20_Text"><text:s text:c="8"/>disabled={loading}</text:p>
      <text:p text:style-name="Preformatted_20_Text"><text:s text:c="6"/>/&gt;</text:p>
      <text:p text:style-name="Preformatted_20_Text"><text:s text:c="6"/>&lt;button onClick={sendResponse} disabled={loading}&gt;{loading ? "Sending..." : "Send Response"}&lt;/button&gt;</text:p>
      <text:p text:style-name="Preformatted_20_Text"><text:s text:c="4"/>&lt;/div&gt;</text:p>
      <text:p text:style-name="Preformatted_20_Text"><text:s text:c="2"/>);</text:p>
      <text:p text:style-name="Preformatted_20_Text">};</text:p>
      <text:p text:style-name="Preformatted_20_Text"/>
      <text:p text:style-name="Preformatted_20_Text">export default Peacecraft;</text:p>
      <text:p text:style-name="Preformatted_20_Text"/>
      <text:p text:style-name="Preformatted_20_Text"/>
      <text:p text:style-name="P2"/>
      <text:p text:style-name="Preformatted_20_Text"/>
      <text:p text:style-name="Preformatted_20_Text">To optimize the code for performance and readability, here are some suggestions:</text:p>
      <text:p text:style-name="Preformatted_20_Text"/>
      <text:p text:style-name="Preformatted_20_Text">1. Use meaningful variable names: In the `checkSessionExists` function, the variable `id` is used but it's not clear what it represents. Using a more descriptive name like `sessionId` would make the code easier to understand. Similarly, in the `createNewGame` and `restoreGame` functions, the variable `response` should be renamed to something more meaningful like `gameResponse`.</text:p>
      <text:p text:style-name="Preformatted_20_Text"/>
      <text:p text:style-name="Preformatted_20_Text">2. Use destructuring assignment: In the `checkSessionExists` function, the response is assigned to a variable called `response`. Instead of using a variable, you can use destructuring assignment to extract the data from the response object directly. This will make the code cleaner and easier to read.</text:p>
      <text:p text:style-name="Preformatted_20_Text"/>
      <text:p text:style-name="Preformatted_20_Text">3. Avoid repeated API calls: The app makes several API calls to retrieve game state information. However, some of these calls are unnecessary because the same information is already available in the local state. For example, in the `sendResponse` function, the app retrieves the trust level from the server after sending a response, but it's already available in the local state as `trustLevel`. You can avoid making an extra API call by using the value from the local state instead.</text:p>
      <text:p text:style-name="Preformatted_20_Text"/>
      <text:p text:style-name="Preformatted_20_Text">4. Use conditional rendering: In the code, there are several places where the app renders different UI elements based on certain conditions. Instead of using multiple if-else statements, you can use React's conditional rendering feature to make the code more concise and easier to read. For example, in the `startGame` function, you can use the ternary operator to render a "Restore Game" button or a "New Game" button based on the value of the `sessionExists` variable.</text:p>
      <text:p text:style-name="Preformatted_20_Text"/>
      <text:p text:style-name="Preformatted_20_Text">5. Use object destructuring: In some places, the app uses object destructuring to extract specific properties from objects. However, in some cases, the code is not consistent with this practice. For example, in the `sendResponse` function, the response object is extracted using object destructuring, but in other places, it's not used consistently. Using object destructuring consistently throughout the code will make the code easier to read and understand.</text:p>
      <text:p text:style-name="Preformatted_20_Text"/>
      <text:p text:style-name="Preformatted_20_Text">6. Use arrow functions: In some places, the app uses anonymous arrow functions instead of named functions. While both approaches have their advantages, using named functions can make the code more readable because it makes the intent clearer. For example, in the `sendResponse` function, you can use a named function to encapsulate the logic of sending a response and handle any errors that might occur.</text:p>
      <text:p text:style-name="Preformatted_20_Text"/>
      <text:p text:style-name="Preformatted_20_Text">7. Use consistent spacing: In some places, the app uses inconsistent spacing between elements, which can make the code harder to read. Using consistent spacing throughout the code will make it easier for others to understand and maintain.</text:p>
      <text:p text:style-name="Preformatted_20_Text"/>
      <text:p text:style-name="Preformatted_20_Text">8. Add comments: While the code is already commented in some places, there are other parts of the code that could benefit from additional comments. For example, you could add a comment describing what each function does or why certain decisions were made. This will help others understand the logic behind the app and make it easier to maintain.</text:p>
      <text:p text:style-name="Preformatted_20_Text"/>
      <text:p text:style-name="P1">By implementing these suggestions, you can improve the performance, readability, and maintainability of the code, making it more scalable and efficient in the long ru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0:51:27.412910306</meta:creation-date>
    <dc:date>2025-03-17T10:54:18.506689554</dc:date>
    <meta:editing-duration>PT2M51S</meta:editing-duration>
    <meta:editing-cycles>2</meta:editing-cycles>
    <meta:generator>LibreOffice/24.2.7.2$Linux_X86_64 LibreOffice_project/420$Build-2</meta:generator>
    <meta:document-statistic meta:table-count="0" meta:image-count="0" meta:object-count="0" meta:page-count="4" meta:paragraph-count="149" meta:word-count="961" meta:character-count="7874" meta:non-whitespace-character-count="6348"/>
  </office:meta>
</office:document-meta>
</file>